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3378" officeooo:paragraph-rsid="001e3378"/>
    </style:style>
    <style:style style:name="P2" style:family="paragraph" style:parent-style-name="Standard">
      <style:text-properties fo:font-weight="bold" officeooo:rsid="001e3378" officeooo:paragraph-rsid="001e3378" style:font-weight-asian="bold" style:font-weight-complex="bold"/>
    </style:style>
    <style:style style:name="P3" style:family="paragraph" style:parent-style-name="Standard">
      <style:text-properties officeooo:rsid="001ff298" officeooo:paragraph-rsid="001ff298"/>
    </style:style>
    <style:style style:name="P4" style:family="paragraph" style:parent-style-name="Standard">
      <style:text-properties fo:font-weight="bold" officeooo:rsid="001ff298" officeooo:paragraph-rsid="001ff298" style:font-weight-asian="bold" style:font-weight-complex="bold"/>
    </style:style>
    <style:style style:name="P5" style:family="paragraph" style:parent-style-name="Standard">
      <style:text-properties fo:font-weight="bold" officeooo:rsid="0021f05f" officeooo:paragraph-rsid="0021f05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arl Anderson</text:p>
      <text:p text:style-name="P4">Curriculum Vitae</text:p>
      <text:p text:style-name="P3"/>
      <text:p text:style-name="P3"/>
      <text:p text:style-name="P4">Futel</text:p>
      <text:p text:style-name="P3">August 2014 to present</text:p>
      <text:p text:style-name="P3">Futel is a telephone company and audio art installation, with installations at several publicly available locations. As founder and lead, I do everything that needs doing, including creative direction, content creation, project management, development, operations, outreach, and fundraising.</text:p>
      <text:p text:style-name="P4">Installations:</text:p>
      <text:p text:style-name="P3">Sidewalk, SE Clinton Street, June 2014 to present.</text:p>
      <text:p text:style-name="P3">Right To Dream Too, NW Third and Burnside, January 2015 to present.</text:p>
      <text:p text:style-name="P3">Sidewalk, NE Ainsworth Street, February 2016 to present.</text:p>
      <text:p text:style-name="P3">Sidewalk, N Interstate Avenue, February 2016 to July 2016.</text:p>
      <text:p text:style-name="P5">Exhibits:</text:p>
      <text:p text:style-name="P3">ToorCamp, Neah Bay, Washington, July 2014.</text:p>
      <text:p text:style-name="P3">Futel: Communication From Beyond The Veil, AFRU gallery, February 2016.</text:p>
      <text:p text:style-name="P3">ToorCamp, Orcas Island, Washington, July 2016.</text:p>
      <text:p text:style-name="P4">Presentations:</text:p>
      <text:p text:style-name="P3">Futel: The Future Of The Past Of Telephony, Open Source Bridge, June 2014.</text:p>
      <text:p text:style-name="P3">Futel: The Telephone Of The Future, Curiosity Club, April 2015.</text:p>
      <text:p text:style-name="P3">Futel: Operators Are Sometimes Standing By, Portland Creative Coders, August 2105.</text:p>
      <text:p text:style-name="P3">Interview, Karaoke Research Council season 1 episode 3, January 2016.</text:p>
      <text:p text:style-name="P3">Futel Activity Report, ToorCamp, June 2016.</text:p>
      <text:p text:style-name="P3">Publications:</text:p>
      <text:p text:style-name="P3">Party Line, pamphlet, March 2016.</text:p>
      <text:p text:style-name="P3"/>
      <text:p text:style-name="P4">Church Of Robotron</text:p>
      <text:p text:style-name="P3">2012 to 2015</text:p>
      <text:p text:style-name="P3">The Church of Robotron is an ongoing collaborative series of immersive, interactive multimedia installations which present a cautionary message about machine superiority and human error. Effects include kinetic sculptures, whistles, percussion, vibration, ozone generators, electrical discharges, simulated fires, and projected video of the current and previous participants, and live performances, all triggered by audience interaction. Installations are customized for the space and opportunity, and can include unattended public interaction at all hours performed by the audience touching a plate glass window or manipulating a ruggedized control.</text:p>
      <text:p text:style-name="P4">Exhibits:</text:p>
      <text:p text:style-name="P3">ToorCamp, Neah Bay, Washington, July 2012.</text:p>
      <text:p text:style-name="P3">Diode Gallery, September to October 2014.</text:p>
      <text:p text:style-name="P3">AFRU gallery, February 2015.</text:p>
      <text:p text:style-name="P4">Publications:</text:p>
      <text:p text:style-name="P3">Doctrine And Documentation, pamphlet, 2014.</text:p>
      <text:p text:style-name="P4">Presentations:</text:p>
      <text:p text:style-name="P3">The Church Of Robotron, Dorkbot PDX, 2013.</text:p>
      <text:p text:style-name="P3"/>
      <text:p text:style-name="P4">C.H.U.N.K. 666</text:p>
      <text:p text:style-name="P3">1992 to present</text:p>
      <text:p text:style-name="P3">C.H.U.N.K. 666 turns salvaged bicycles into working human powered vehicles and then destroys them in public gladiatorial contests. As cofounder and ongoing participant, I have led creative direction, <text:soft-page-break/>fabricated custom vehicles, built sets, organized public events and festivals, created content, and led outreach and fundraising.</text:p>
      <text:p text:style-name="P4">Events:</text:p>
      <text:p text:style-name="P3">Chunkathlons, Portland, yearly 1999 through 2005.</text:p>
      <text:p text:style-name="P3">Mutant Bike Construction Workshop, Portland, 2002.</text:p>
      <text:p text:style-name="P3">Chunkathlon, Brooklyn, NY, 2003.</text:p>
      <text:p text:style-name="P3">Mutant Bike Construction Workshop, Brooklyn, NY, 2003.</text:p>
      <text:p text:style-name="P3">Mutant Bike Proving Grounds, Vancouver, BC, 2008.</text:p>
      <text:p text:style-name="P4">Presentations:</text:p>
      <text:p text:style-name="P3">Aquachoppers of C.H.U.N.K. 666, Research Club, September 2011.</text:p>
      <text:p text:style-name="P3">Aquachoppers of C.H.U.N.K. 666, Dorkbot PDX, October 2011.</text:p>
      <text:p text:style-name="P3">Aquachoppers of C.H.U.N.K. 666, Curiosity Club, April 2013.</text:p>
      <text:p text:style-name="P4">Publications:</text:p>
      <text:p text:style-name="P3">Nowtopia (interview in anthology), edited by Chris Carlson, 2008.</text:p>
      <text:p text:style-name="P3">Taking The Lane (story in anthology), edited by Elly Blue, 2014.</text:p>
      <text:p text:style-name="P3">C.H.U.N.K. 666: Preparing for the Carmageddon, pamphlet, 1997.</text:p>
      <text:p text:style-name="P3">C.H.U.N.K. 666: Heat Shield of the Celestial Chariot, pamphlet, 1999.</text:p>
      <text:p text:style-name="P3">C.H.U.N.K. 666: To Head The Moronic Dictum, pamphlet, 2001.</text:p>
      <text:p text:style-name="P3"/>
      <text:p text:style-name="P4">Solo and Choral Performances</text:p>
      <text:p text:style-name="P3">2014 to present</text:p>
      <text:p text:style-name="P3">I sing in choral and solo performances.</text:p>
      <text:p text:style-name="P4">Performances:</text:p>
      <text:p text:style-name="P3">Like a Sun That Pours Forth Light but Never Warmth, solo aria for a dance performance by Allie Hankins, Conduit Dance, October 2014.</text:p>
      <text:p text:style-name="P3">CHOIR, choir accompaniment for a dance performance by Takahiro Yamamoto, July 2015.</text:p>
      <text:p text:style-name="P3">CHOIR, choir accompaniment for a dance performance by Takahiro Yamamoto, March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23:13:52.401990111</meta:creation-date>
    <dc:date>2016-08-30T21:52:58.110714955</dc:date>
    <meta:editing-duration>PT7M43S</meta:editing-duration>
    <meta:editing-cycles>3</meta:editing-cycles>
    <meta:generator>LibreOffice/5.1.4.2$Linux_X86_64 LibreOffice_project/10m0$Build-2</meta:generator>
    <meta:document-statistic meta:table-count="0" meta:image-count="0" meta:object-count="0" meta:page-count="2" meta:paragraph-count="59" meta:word-count="504" meta:character-count="3581" meta:non-whitespace-character-count="3136"/>
  </office:meta>
</office:document-meta>
</file>